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 office:value-type="string">
            <text:p>Eheheh! Are you done yet—... are you done
yet—...?</text:p>
          </table:table-cell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 office:value-type="string">
            <text:p>My body's all frozen—! Hauuu...
I wanna go to the bathrooom—...!</text:p>
          </table:table-cell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 office:value-type="string">
            <text:p>Ah! There they are!! Eheheh!</text:p>
          </table:table-cell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 office:value-type="string">
            <text:p>Man
"There she is! The beauty in the ice!"</text:p>
          </table:table-cell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 office:value-type="string">
            <text:p>Man
"Amazin'! She's real!"</text:p>
          </table:table-cell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 office:value-type="string">
            <text:p>Waaah! There's so many—! Eheh!</text:p>
          </table:table-cell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 office:value-type="string">
            <text:p>Quickly, get me down from here—~!!</text:p>
          </table:table-cell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 office:value-type="string">
            <text:p>Man
"All right, let's try givin' them trees a
good shake."</text:p>
          </table:table-cell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 office:value-type="string">
            <text:p>Man
"Men! Three men to a tree, and let's shake
'em with everything we've got!"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 office:value-type="string">
            <text:p>Man
"Hell yeah! Let's goooooooo!!"</text:p>
          </table:table-cell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 office:value-type="string">
            <text:p>Men
"Ready———, set———!!"</text:p>
          </table:table-cell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 office:value-type="string">
            <text:p>Men
"Oryaaaaaaaaaaaaaaaaaaaaaaaaaaa!!!"</text:p>
          </table:table-cell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 office:value-type="string">
            <text:p>Man
"Hmmm... she ain't budgin'..."</text:p>
          </table:table-cell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 office:value-type="string">
            <text:p>Man
"Do we need more manpower?"</text:p>
          </table:table-cell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 office:value-type="string">
            <text:p>Man
"All right, I'll go get some more!"</text:p>
          </table:table-cell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 office:value-type="string">
            <text:p>Man
"Yeah, if ya would."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 office:value-type="string">
            <text:p>Man
"With this many people, we'll be sure to
get 'er down!"</text:p>
          </table:table-cell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 office:value-type="string">
            <text:p>Man
"All right, time for round two!"</text:p>
          </table:table-cell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 office:value-type="string">
            <text:p>Man
"Oh...?"</text:p>
          </table:table-cell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Eheh? I think it just—</text:p>
          </table:table-cell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 office:value-type="string">
            <text:p>Man
"Nice! We did it!!"</text:p>
          </table:table-cell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 office:value-type="string">
            <text:p>Man
"Good for you, lady!"</text:p>
          </table:table-cell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! Th-The shock hit my tummy...!!)</text:p>
          </table:table-cell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 office:value-type="string">
            <text:p>Man
"Mm? Are you all right, lady?! Where does
it hurt?!"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! I'm fine! I'm not injured,
not one bit—! Eheh!</text:p>
          </table:table-cell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 office:value-type="string">
            <text:p>Man
"That's good to hear..."</text:p>
          </table:table-cell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 office:value-type="string">
            <text:p>Man
"Right, now we've just gotta shatter this
ice."</text:p>
          </table:table-cell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 office:value-type="string">
            <text:p>Man
"We brought some square lumber with us.
With these babies, we'll get you out
in no time!"</text:p>
          </table:table-cell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mmm, I don't think a bit of wood's gonna
cut it—, eheh!</text:p>
          </table:table-cell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 office:value-type="string">
            <text:p>Man
"Hohoho, don't underestimate us 'til you
see what we can do."</text:p>
          </table:table-cell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 office:value-type="string">
            <text:p>Man
"Now, let's show 'er! Just how much muscle
we have!"</text:p>
          </table:table-cell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 office:value-type="string">
            <text:p>Men
"Yeaaaaaaaaaahhhhhhhhhhh!!!"</text:p>
          </table:table-cell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 office:value-type="string">
            <text:p>Man
"Haah... haah..."</text:p>
          </table:table-cell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 office:value-type="string">
            <text:p>Man
"Wh-What the hell kinda ice is this...?"</text:p>
          </table:table-cell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 office:value-type="string">
            <text:p>Man
"This has gotta be stronger than iron,
right...?!"</text:p>
          </table:table-cell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 office:value-type="string">
            <text:p>Man
"I-I can't believe it..."</text:p>
          </table:table-cell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...! I'm pretty sure you can't break
it with ordinary tools...? Eheh...</text:p>
          </table:table-cell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 office:value-type="string">
            <text:p>(Hauuuuu... b-bathroom... I've reaaaally
gotta go~~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 office:value-type="string">
            <text:p>(B-But... I can't squirm around... with
all these men around me... uuuu~!)</text:p>
          </table:table-cell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 office:value-type="string">
            <text:p>Man
"Hey, lady, what is this ice, exactly?"</text:p>
          </table:table-cell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You see, I made it to protect me
from rockfall, but it's so tough that
I can't break it~!</text:p>
          </table:table-cell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 office:value-type="string">
            <text:p>Man
"That's one clumsy dame..."</text:p>
          </table:table-cell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r a "clame", for short! Eheheh!</text:p>
          </table:table-cell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 office:value-type="string">
            <text:p>Man
"I-I guess...?"</text:p>
          </table:table-cell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 office:value-type="string">
            <text:p>Man
"Anyway, we're not gonna be able to shatter
this with square lumber."</text:p>
          </table:table-cell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 office:value-type="string">
            <text:p>Man
"That probably goes for hammers, too.
Which means..."</text:p>
          </table:table-cell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 office:value-type="string">
            <text:p>Man
"We just have to wait for it to melt...?
Maybe..."</text:p>
          </table:table-cell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fuuu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 office:value-type="string">
            <text:p>Man
"No, wait a sec. If it's ice, then it
should melt faster with more heat."</text:p>
          </table:table-cell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 office:value-type="string">
            <text:p>Man
"I get it, we've just gotta start a fire!"</text:p>
          </table:table-cell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 office:value-type="string">
            <text:p>Man
"In fact, these dead trees should do just
the trick."</text:p>
          </table:table-cell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 office:value-type="string">
            <text:p>Man
"All right, I'll go fetch some matches
and some flammable oil!"</text:p>
          </table:table-cell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-Hurry~! Or else... I'll wet myseeeelf~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5+02:00</meta:creation-date>
    <dc:date>2020-06-20T11:4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